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P34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style:font-name="Liberation Sans" fo:color="#000000"/>
    </style:style>
    <style:style style:name="P36" style:parent-style-name="Standard" style:family="paragraph">
      <style:paragraph-properties fo:text-align="justify"/>
      <style:text-properties style:font-name="Liberation Sans" fo:color="#000000"/>
    </style:style>
    <style:style style:name="P37" style:parent-style-name="Standard" style:family="paragraph">
      <style:paragraph-properties fo:text-align="justify"/>
    </style:style>
    <style:style style:name="T38" style:parent-style-name="Absatz-Standardschriftart" style:family="text">
      <style:text-properties style:font-name="Liberation Sans" fo:color="#000000"/>
    </style:style>
    <style:style style:name="T39" style:parent-style-name="Absatz-Standardschriftart" style:family="text">
      <style:text-properties style:font-name="Liberation Sans" fo:color="#000000"/>
    </style:style>
    <style:style style:name="T40" style:parent-style-name="Absatz-Standardschriftart" style:family="text">
      <style:text-properties style:font-name="Liberation Sans" fo:color="#000000"/>
    </style:style>
    <style:style style:name="T41" style:parent-style-name="Absatz-Standardschriftart" style:family="text">
      <style:text-properties style:font-name="Liberation Sans" fo:color="#000000"/>
    </style:style>
    <style:style style:name="P42" style:parent-style-name="Standard" style:family="paragraph">
      <style:paragraph-properties fo:text-align="justify"/>
    </style:style>
    <style:style style:name="T43" style:parent-style-name="Absatz-Standardschriftart" style:family="text">
      <style:text-properties style:font-name="Liberation Sans" fo:color="#000000"/>
    </style:style>
    <style:style style:name="P44" style:parent-style-name="Standard" style:family="paragraph">
      <style:paragraph-properties fo:text-align="justify"/>
      <style:text-properties style:font-name="Liberation Sans"/>
    </style:style>
    <style:style style:name="P45" style:parent-style-name="Listenabsatz" style:family="paragraph">
      <style:paragraph-properties fo:text-align="justify"/>
    </style:style>
    <style:style style:name="T46" style:parent-style-name="Absatz-Standardschriftart" style:family="text">
      <style:text-properties style:font-name="Liberation Sans" fo:color="#000000"/>
    </style:style>
    <style:style style:name="T47" style:parent-style-name="Absatz-Standardschriftart" style:family="text">
      <style:text-properties style:font-name="Liberation Sans" fo:color="#000000"/>
    </style:style>
    <style:style style:name="T48" style:parent-style-name="Absatz-Standardschriftart" style:family="text">
      <style:text-properties style:font-name="Liberation Sans" fo:color="#000000"/>
    </style:style>
    <style:style style:name="T49" style:parent-style-name="Absatz-Standardschriftart" style:family="text">
      <style:text-properties style:font-name="Liberation Sans" fo:color="#000000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Konfiguration der Verbindung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die bereits vorhanden Stationen und Kreuzungen mit einander Verbinden.</text:span></text:p>
      <text:h text:style-name="P34" text:outline-level="1"><text:bookmark-start text:name="__RefHeading___Toc732_77933981"/>Akzeptanzkriterien<text:bookmark-end text:name="__RefHeading___Toc732_77933981"/></text:h>
      <text:p text:style-name="P35"/>
      <text:list text:style-name="LFO1" text:continue-numbering="true">
        <text:list-item>
          <text:p text:style-name="P36">Über eine Checkbox im Konfigurationsmenü des<text:s/>ausgewählten<text:s/>Objektes,<text:s/>wird dem System mitgeteilt,<text:s/>von welcher Station oder Kreuzung eine<text:s/>gerichtete Verbindung zum<text:s/>ausgewählten Objekt<text:s/>erstellt<text:s/>werden soll.</text:p>
        </text:list-item>
      </text:list>
      <text:list text:style-name="LFO2" text:continue-numbering="true">
        <text:list-item>
          <text:p text:style-name="P37"><text:span text:style-name="T38">Falls<text:s/></text:span><text:span text:style-name="T39">das<text:s/></text:span><text:span text:style-name="T40">ausgewählte Objekt eine Station ist und bereits eine gericht</text:span><text:span text:style-name="T41">ete Verbindung besteht, wird diese Verbindung durch die neu ausgewählte Verbindung ersetzt.</text:span></text:p>
        </text:list-item>
        <text:list-item>
          <text:p text:style-name="P42"><text:span text:style-name="T43">Falls das ausgewählte Objekt eine Station ist und keine gerichtete Verbindung besteht, wird eine neue gerichtete Verbindung erstellt.<text:s/></text:span></text:p>
        </text:list-item>
        <text:list-item>
          <text:p text:style-name="P44">Falls<text:s/>das<text:s/>ausgewählte Objekt eine Kreuzung ist, unabhängig davon ob eine gerichtete Verbindung besteht oder nicht, wird eine neue gerichtete Verbindung erstellt ohne bestehende Verbindungen zu ersetzen.</text:p>
        </text:list-item>
      </text:list>
      <text:list text:style-name="LFO1" text:continue-numbering="true">
        <text:list-item>
          <text:p text:style-name="P45"><text:span text:style-name="T46">Somit</text:span><text:span text:style-name="T47"><text:s/>ist Konfiguration der Verbindung</text:span><text:span text:style-name="T48"><text:s/></text:span><text:span text:style-name="T49">erfolgreich abgeschlossen.</text:span></text:p>
        </text:list-item>
      </text:list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, Andreas Glaser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1:39:00Z</dc:date>
    <meta:template xlink:href="Normal" xlink:type="simple"/>
    <meta:editing-cycles>27</meta:editing-cycles>
    <meta:editing-duration>PT0S</meta:editing-duration>
    <meta:document-statistic meta:page-count="1" meta:paragraph-count="1" meta:word-count="125" meta:character-count="914" meta:row-count="6" meta:non-whitespace-character-count="790"/>
  </office:meta>
</office:document-meta>
</file>